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2" table:default-cell-style-name="ce6"/>
        <table:table-column table:style-name="co3" table:default-cell-style-name="ce6"/>
        <table:table-column table:style-name="co6" table:default-cell-style-name="ce6"/>
        <table:table-column table:style-name="co5" table:default-cell-style-name="ce10"/>
        <table:table-column table:style-name="co2" table:default-cell-style-name="ce6"/>
        <table:table-column table:style-name="co3" table:default-cell-style-name="ce6"/>
        <table:table-column table:style-name="co6" table:default-cell-style-name="ce6"/>
        <table:table-column table:style-name="co5" table:default-cell-style-name="ce13"/>
        <table:table-row table:style-name="ro1">
          <table:table-cell table:style-name="ce1" office:value-type="string" calcext:value-type="string">
            <text:p>Modules utilisés</text:p>
          </table:table-cell>
          <table:table-cell table:style-name="ce5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1"/>
          <table:table-cell table:style-name="Default"/>
        </table:table-row>
        <table:table-row table:style-name="ro1">
          <table:table-cell table:style-name="ce3" office:value-type="string" calcext:value-type="string">
            <text:p>Seed</text:p>
          </table:table-cell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Default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0287776" calcext:value-type="float">
            <text:p>340 287 77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70" calcext:value-type="float">
            <text:p>1 070</text:p>
          </table:table-cell>
          <table:table-cell office:value-type="float" office:value="3125680384" calcext:value-type="float">
            <text:p>3 125 680 384</text:p>
          </table:table-cell>
          <table:table-cell/>
          <table:table-cell office:value-type="float" office:value="32781" calcext:value-type="float">
            <text:p>32 781</text:p>
          </table:table-cell>
          <table:table-cell office:value-type="float" office:value="1051" calcext:value-type="float">
            <text:p>1 051</text:p>
          </table:table-cell>
          <table:table-cell office:value-type="float" office:value="3067975680" calcext:value-type="float">
            <text:p>3 067 975 6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29702144" calcext:value-type="float">
            <text:p>329 702 14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05" calcext:value-type="float">
            <text:p>1 005</text:p>
          </table:table-cell>
          <table:table-cell table:style-name="ce7" office:value-type="float" office:value="2936001536" calcext:value-type="float">
            <text:p>2 936 001 536</text:p>
          </table:table-cell>
          <table:table-cell/>
          <table:table-cell table:style-name="ce7" office:value-type="float" office:value="32781" calcext:value-type="float">
            <text:p>32 781</text:p>
          </table:table-cell>
          <table:table-cell table:style-name="ce7" office:value-type="float" office:value="1000" calcext:value-type="float">
            <text:p>1 000</text:p>
          </table:table-cell>
          <table:table-cell table:style-name="ce7" office:value-type="float" office:value="2919203840" calcext:value-type="float">
            <text:p>2 919 203 840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679616" calcext:value-type="float">
            <text:p>338 679 6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41" calcext:value-type="float">
            <text:p>1 141</text:p>
          </table:table-cell>
          <table:table-cell office:value-type="float" office:value="3331731456" calcext:value-type="float">
            <text:p>3 331 731 456</text:p>
          </table:table-cell>
          <table:table-cell/>
          <table:table-cell office:value-type="float" office:value="32773" calcext:value-type="float">
            <text:p>32 773</text:p>
          </table:table-cell>
          <table:table-cell office:value-type="float" office:value="923" calcext:value-type="float">
            <text:p>923</text:p>
          </table:table-cell>
          <table:table-cell office:value-type="float" office:value="2694654976" calcext:value-type="float">
            <text:p>2 694 654 9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38256480" calcext:value-type="float">
            <text:p>338 256 48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39" calcext:value-type="float">
            <text:p>1 139</text:p>
          </table:table-cell>
          <table:table-cell table:style-name="ce7" office:value-type="float" office:value="3325849856" calcext:value-type="float">
            <text:p>3 325 849 856</text:p>
          </table:table-cell>
          <table:table-cell/>
          <table:table-cell table:style-name="ce7" office:value-type="float" office:value="32766" calcext:value-type="float">
            <text:p>32 766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2614274048" calcext:value-type="float">
            <text:p>2 614 274 048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5" calcext:value-type="float">
            <text:p>115</text:p>
          </table:table-cell>
          <table:table-cell office:value-type="float" office:value="337990208" calcext:value-type="float">
            <text:p>337 990 208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0" calcext:value-type="float">
            <text:p>1 100</text:p>
          </table:table-cell>
          <table:table-cell office:value-type="float" office:value="3210542592" calcext:value-type="float">
            <text:p>3 210 542 592</text:p>
          </table:table-cell>
          <table:table-cell/>
          <table:table-cell office:value-type="float" office:value="32782" calcext:value-type="float">
            <text:p>32 782</text:p>
          </table:table-cell>
          <table:table-cell office:value-type="float" office:value="905" calcext:value-type="float">
            <text:p>905</text:p>
          </table:table-cell>
          <table:table-cell office:value-type="float" office:value="2643506688" calcext:value-type="float">
            <text:p>2 643 506 6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348586880" calcext:value-type="float">
            <text:p>348 586 88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24" calcext:value-type="float">
            <text:p>1 124</text:p>
          </table:table-cell>
          <table:table-cell table:style-name="ce7" office:value-type="float" office:value="3282017792" calcext:value-type="float">
            <text:p>3 282 017 792</text:p>
          </table:table-cell>
          <table:table-cell/>
          <table:table-cell table:style-name="ce7" office:value-type="float" office:value="32765" calcext:value-type="float">
            <text:p>32 765</text:p>
          </table:table-cell>
          <table:table-cell table:style-name="ce7" office:value-type="float" office:value="924" calcext:value-type="float">
            <text:p>924</text:p>
          </table:table-cell>
          <table:table-cell table:style-name="ce7" office:value-type="float" office:value="2696862208" calcext:value-type="float">
            <text:p>2 696 862 208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0" calcext:value-type="float">
            <text:p>120</text:p>
          </table:table-cell>
          <table:table-cell office:value-type="float" office:value="350908384" calcext:value-type="float">
            <text:p>350 908 38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7" calcext:value-type="float">
            <text:p>1 117</text:p>
          </table:table-cell>
          <table:table-cell office:value-type="float" office:value="3260978176" calcext:value-type="float">
            <text:p>3 260 978 176</text:p>
          </table:table-cell>
          <table:table-cell/>
          <table:table-cell office:value-type="float" office:value="32706" calcext:value-type="float">
            <text:p>32 706</text:p>
          </table:table-cell>
          <table:table-cell office:value-type="float" office:value="937" calcext:value-type="float">
            <text:p>937</text:p>
          </table:table-cell>
          <table:table-cell office:value-type="float" office:value="2736145920" calcext:value-type="float">
            <text:p>2 736 145 9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677792" calcext:value-type="float">
            <text:p>333 677 792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52" calcext:value-type="float">
            <text:p>1 152</text:p>
          </table:table-cell>
          <table:table-cell table:style-name="ce7" office:value-type="float" office:value="3362349824" calcext:value-type="float">
            <text:p>3 362 349 824</text:p>
          </table:table-cell>
          <table:table-cell/>
          <table:table-cell table:style-name="ce7" office:value-type="float" office:value="32794" calcext:value-type="float">
            <text:p>32 794</text:p>
          </table:table-cell>
          <table:table-cell table:style-name="ce7" office:value-type="float" office:value="1110" calcext:value-type="float">
            <text:p>1 110</text:p>
          </table:table-cell>
          <table:table-cell table:style-name="ce7" office:value-type="float" office:value="3241892608" calcext:value-type="float">
            <text:p>3 241 892 608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828096" calcext:value-type="float">
            <text:p>333 828 0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36" calcext:value-type="float">
            <text:p>1 136</text:p>
          </table:table-cell>
          <table:table-cell office:value-type="float" office:value="3317543936" calcext:value-type="float">
            <text:p>3 317 543 936</text:p>
          </table:table-cell>
          <table:table-cell/>
          <table:table-cell office:value-type="float" office:value="32789" calcext:value-type="float">
            <text:p>32 789</text:p>
          </table:table-cell>
          <table:table-cell office:value-type="float" office:value="1013" calcext:value-type="float">
            <text:p>1 013</text:p>
          </table:table-cell>
          <table:table-cell office:value-type="float" office:value="2958557696" calcext:value-type="float">
            <text:p>2 958 557 6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41448064" calcext:value-type="float">
            <text:p>341 448 064</text:p>
          </table:table-cell>
          <table:table-cell/>
          <table:table-cell table:style-name="ce7" office:value-type="float" office:value="65533" calcext:value-type="float">
            <text:p>65 533</text:p>
          </table:table-cell>
          <table:table-cell table:style-name="ce7" office:value-type="float" office:value="1131" calcext:value-type="float">
            <text:p>1 131</text:p>
          </table:table-cell>
          <table:table-cell table:style-name="ce7" office:value-type="float" office:value="3302341376" calcext:value-type="float">
            <text:p>3 302 341 376</text:p>
          </table:table-cell>
          <table:table-cell/>
          <table:table-cell table:style-name="ce7" office:value-type="float" office:value="32799" calcext:value-type="float">
            <text:p>32 799</text:p>
          </table:table-cell>
          <table:table-cell table:style-name="ce7" office:value-type="float" office:value="933" calcext:value-type="float">
            <text:p>933</text:p>
          </table:table-cell>
          <table:table-cell table:style-name="ce7" office:value-type="float" office:value="2723526912" calcext:value-type="float">
            <text:p>2 723 526 912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185632" calcext:value-type="float">
            <text:p>335 185 63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7529600" calcext:value-type="float">
            <text:p>3 177 529 600</text:p>
          </table:table-cell>
          <table:table-cell/>
          <table:table-cell office:value-type="float" office:value="32683" calcext:value-type="float">
            <text:p>32 683</text:p>
          </table:table-cell>
          <table:table-cell office:value-type="float" office:value="1036" calcext:value-type="float">
            <text:p>1 036</text:p>
          </table:table-cell>
          <table:table-cell office:value-type="float" office:value="3026424832" calcext:value-type="float">
            <text:p>3 026 424 8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9379488" calcext:value-type="float">
            <text:p>339 379 488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13" calcext:value-type="float">
            <text:p>1 013</text:p>
          </table:table-cell>
          <table:table-cell table:style-name="ce7" office:value-type="float" office:value="2957310976" calcext:value-type="float">
            <text:p>2 957 310 976</text:p>
          </table:table-cell>
          <table:table-cell/>
          <table:table-cell table:style-name="ce7" office:value-type="float" office:value="32787" calcext:value-type="float">
            <text:p>32 787</text:p>
          </table:table-cell>
          <table:table-cell table:style-name="ce7" office:value-type="float" office:value="989" calcext:value-type="float">
            <text:p>989</text:p>
          </table:table-cell>
          <table:table-cell table:style-name="ce7" office:value-type="float" office:value="2889310208" calcext:value-type="float">
            <text:p>2 889 310 208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778080" calcext:value-type="float">
            <text:p>339 778 080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4" calcext:value-type="float">
            <text:p>1 124</text:p>
          </table:table-cell>
          <table:table-cell office:value-type="float" office:value="3281346560" calcext:value-type="float">
            <text:p>3 281 346 560</text:p>
          </table:table-cell>
          <table:table-cell/>
          <table:table-cell office:value-type="float" office:value="32696" calcext:value-type="float">
            <text:p>32 696</text:p>
          </table:table-cell>
          <table:table-cell office:value-type="float" office:value="998" calcext:value-type="float">
            <text:p>998</text:p>
          </table:table-cell>
          <table:table-cell office:value-type="float" office:value="2915288064" calcext:value-type="float">
            <text:p>2 915 288 0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46499296" calcext:value-type="float">
            <text:p>346 499 296</text:p>
          </table:table-cell>
          <table:table-cell/>
          <table:table-cell table:style-name="ce7" office:value-type="float" office:value="65532" calcext:value-type="float">
            <text:p>65 532</text:p>
          </table:table-cell>
          <table:table-cell table:style-name="ce7" office:value-type="float" office:value="1031" calcext:value-type="float">
            <text:p>1 031</text:p>
          </table:table-cell>
          <table:table-cell table:style-name="ce7" office:value-type="float" office:value="3010994944" calcext:value-type="float">
            <text:p>3 010 994 944</text:p>
          </table:table-cell>
          <table:table-cell/>
          <table:table-cell table:style-name="ce7" office:value-type="float" office:value="32776" calcext:value-type="float">
            <text:p>32 776</text:p>
          </table:table-cell>
          <table:table-cell table:style-name="ce7" office:value-type="float" office:value="987" calcext:value-type="float">
            <text:p>987</text:p>
          </table:table-cell>
          <table:table-cell table:style-name="ce7" office:value-type="float" office:value="2880813312" calcext:value-type="float">
            <text:p>2 880 813 312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1162624" calcext:value-type="float">
            <text:p>341 162 62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9" calcext:value-type="float">
            <text:p>1 109</text:p>
          </table:table-cell>
          <table:table-cell office:value-type="float" office:value="3239247872" calcext:value-type="float">
            <text:p>3 239 247 872</text:p>
          </table:table-cell>
          <table:table-cell/>
          <table:table-cell office:value-type="float" office:value="32786" calcext:value-type="float">
            <text:p>32 786</text:p>
          </table:table-cell>
          <table:table-cell office:value-type="float" office:value="972" calcext:value-type="float">
            <text:p>972</text:p>
          </table:table-cell>
          <table:table-cell office:value-type="float" office:value="2839714560" calcext:value-type="float">
            <text:p>2 839 714 5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63543616" calcext:value-type="float">
            <text:p>363 543 61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93" calcext:value-type="float">
            <text:p>1 093</text:p>
          </table:table-cell>
          <table:table-cell table:style-name="ce7" office:value-type="float" office:value="3191864832" calcext:value-type="float">
            <text:p>3 191 864 832</text:p>
          </table:table-cell>
          <table:table-cell/>
          <table:table-cell table:style-name="ce7" office:value-type="float" office:value="32751" calcext:value-type="float">
            <text:p>32 751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2841551360" calcext:value-type="float">
            <text:p>2 841 551 360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8" calcext:value-type="float">
            <text:p>118</text:p>
          </table:table-cell>
          <table:table-cell office:value-type="float" office:value="345936064" calcext:value-type="float">
            <text:p>345 936 06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5" calcext:value-type="float">
            <text:p>1 015</text:p>
          </table:table-cell>
          <table:table-cell office:value-type="float" office:value="2964360704" calcext:value-type="float">
            <text:p>2 964 360 704</text:p>
          </table:table-cell>
          <table:table-cell/>
          <table:table-cell office:value-type="float" office:value="32787" calcext:value-type="float">
            <text:p>32 787</text:p>
          </table:table-cell>
          <table:table-cell office:value-type="float" office:value="971" calcext:value-type="float">
            <text:p>971</text:p>
          </table:table-cell>
          <table:table-cell office:value-type="float" office:value="2835914496" calcext:value-type="float">
            <text:p>2 835 914 4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31263968" calcext:value-type="float">
            <text:p>331 263 968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16" calcext:value-type="float">
            <text:p>1 016</text:p>
          </table:table-cell>
          <table:table-cell table:style-name="ce7" office:value-type="float" office:value="2967594752" calcext:value-type="float">
            <text:p>2 967 594 752</text:p>
          </table:table-cell>
          <table:table-cell/>
          <table:table-cell table:style-name="ce7" office:value-type="float" office:value="32684" calcext:value-type="float">
            <text:p>32 684</text:p>
          </table:table-cell>
          <table:table-cell table:style-name="ce7" office:value-type="float" office:value="957" calcext:value-type="float">
            <text:p>957</text:p>
          </table:table-cell>
          <table:table-cell table:style-name="ce7" office:value-type="float" office:value="2795141376" calcext:value-type="float">
            <text:p>2 795 141 376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423936" calcext:value-type="float">
            <text:p>333 423 93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63" calcext:value-type="float">
            <text:p>1 063</text:p>
          </table:table-cell>
          <table:table-cell office:value-type="float" office:value="3105139712" calcext:value-type="float">
            <text:p>3 105 139 712</text:p>
          </table:table-cell>
          <table:table-cell/>
          <table:table-cell office:value-type="float" office:value="32774" calcext:value-type="float">
            <text:p>32 774</text:p>
          </table:table-cell>
          <table:table-cell office:value-type="float" office:value="1004" calcext:value-type="float">
            <text:p>1 004</text:p>
          </table:table-cell>
          <table:table-cell office:value-type="float" office:value="2931114752" calcext:value-type="float">
            <text:p>2 931 114 7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831200" calcext:value-type="float">
            <text:p>333 831 20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05" calcext:value-type="float">
            <text:p>1 105</text:p>
          </table:table-cell>
          <table:table-cell table:style-name="ce7" office:value-type="float" office:value="3227476736" calcext:value-type="float">
            <text:p>3 227 476 736</text:p>
          </table:table-cell>
          <table:table-cell/>
          <table:table-cell table:style-name="ce7" office:value-type="float" office:value="32771" calcext:value-type="float">
            <text:p>32 771</text:p>
          </table:table-cell>
          <table:table-cell table:style-name="ce7" office:value-type="float" office:value="1024" calcext:value-type="float">
            <text:p>1 024</text:p>
          </table:table-cell>
          <table:table-cell table:style-name="ce7" office:value-type="float" office:value="2990725120" calcext:value-type="float">
            <text:p>2 990 725 120</text:p>
          </table:table-cell>
          <table:table-cell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372704" calcext:value-type="float">
            <text:p>335 372 70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7" calcext:value-type="float">
            <text:p>1 017</text:p>
          </table:table-cell>
          <table:table-cell office:value-type="float" office:value="2969593088" calcext:value-type="float">
            <text:p>2 969 593 088</text:p>
          </table:table-cell>
          <table:table-cell/>
          <table:table-cell office:value-type="float" office:value="32738" calcext:value-type="float">
            <text:p>32 738</text:p>
          </table:table-cell>
          <table:table-cell office:value-type="float" office:value="989" calcext:value-type="float">
            <text:p>989</text:p>
          </table:table-cell>
          <table:table-cell office:value-type="float" office:value="2888822016" calcext:value-type="float">
            <text:p>2 888 822 0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9282400" calcext:value-type="float">
            <text:p>339 282 40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50" calcext:value-type="float">
            <text:p>1 150</text:p>
          </table:table-cell>
          <table:table-cell table:style-name="ce7" office:value-type="float" office:value="3356460032" calcext:value-type="float">
            <text:p>3 356 460 032</text:p>
          </table:table-cell>
          <table:table-cell/>
          <table:table-cell table:style-name="ce7" office:value-type="float" office:value="32786" calcext:value-type="float">
            <text:p>32 786</text:p>
          </table:table-cell>
          <table:table-cell table:style-name="ce7" office:value-type="float" office:value="1031" calcext:value-type="float">
            <text:p>1 031</text:p>
          </table:table-cell>
          <table:table-cell table:style-name="ce7" office:value-type="float" office:value="3010598400" calcext:value-type="float">
            <text:p>3 010 598 400</text:p>
          </table:table-cell>
          <table:table-cell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7" calcext:value-type="float">
            <text:p>117</text:p>
          </table:table-cell>
          <table:table-cell office:value-type="float" office:value="343638112" calcext:value-type="float">
            <text:p>343 638 11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93" calcext:value-type="float">
            <text:p>1 093</text:p>
          </table:table-cell>
          <table:table-cell office:value-type="float" office:value="3189952000" calcext:value-type="float">
            <text:p>3 189 952 000</text:p>
          </table:table-cell>
          <table:table-cell/>
          <table:table-cell office:value-type="float" office:value="32660" calcext:value-type="float">
            <text:p>32 660</text:p>
          </table:table-cell>
          <table:table-cell office:value-type="float" office:value="1004" calcext:value-type="float">
            <text:p>1 004</text:p>
          </table:table-cell>
          <table:table-cell office:value-type="float" office:value="2930988800" calcext:value-type="float">
            <text:p>2 930 988 8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35858304" calcext:value-type="float">
            <text:p>335 858 30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04" calcext:value-type="float">
            <text:p>1 104</text:p>
          </table:table-cell>
          <table:table-cell table:style-name="ce7" office:value-type="float" office:value="3224382208" calcext:value-type="float">
            <text:p>3 224 382 208</text:p>
          </table:table-cell>
          <table:table-cell/>
          <table:table-cell table:style-name="ce7" office:value-type="float" office:value="32695" calcext:value-type="float">
            <text:p>32 695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2827884032" calcext:value-type="float">
            <text:p>2 827 884 032</text:p>
          </table:table-cell>
          <table:table-cell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982272" calcext:value-type="float">
            <text:p>338 982 27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5" calcext:value-type="float">
            <text:p>1 115</text:p>
          </table:table-cell>
          <table:table-cell office:value-type="float" office:value="3254494208" calcext:value-type="float">
            <text:p>3 254 494 208</text:p>
          </table:table-cell>
          <table:table-cell/>
          <table:table-cell office:value-type="float" office:value="32793" calcext:value-type="float">
            <text:p>32 793</text:p>
          </table:table-cell>
          <table:table-cell office:value-type="float" office:value="985" calcext:value-type="float">
            <text:p>985</text:p>
          </table:table-cell>
          <table:table-cell office:value-type="float" office:value="2876535296" calcext:value-type="float">
            <text:p>2 876 535 2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4751744" calcext:value-type="float">
            <text:p>334 751 74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46" calcext:value-type="float">
            <text:p>1 046</text:p>
          </table:table-cell>
          <table:table-cell table:style-name="ce7" office:value-type="float" office:value="3055127296" calcext:value-type="float">
            <text:p>3 055 127 296</text:p>
          </table:table-cell>
          <table:table-cell/>
          <table:table-cell table:style-name="ce7" office:value-type="float" office:value="32759" calcext:value-type="float">
            <text:p>32 759</text:p>
          </table:table-cell>
          <table:table-cell table:style-name="ce7" office:value-type="float" office:value="1028" calcext:value-type="float">
            <text:p>1 028</text:p>
          </table:table-cell>
          <table:table-cell table:style-name="ce7" office:value-type="float" office:value="3002929408" calcext:value-type="float">
            <text:p>3 002 929 408</text:p>
          </table:table-cell>
          <table:table-cell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606816" calcext:value-type="float">
            <text:p>333 606 8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5" calcext:value-type="float">
            <text:p>1 125</text:p>
          </table:table-cell>
          <table:table-cell office:value-type="float" office:value="3284787200" calcext:value-type="float">
            <text:p>3 284 787 200</text:p>
          </table:table-cell>
          <table:table-cell/>
          <table:table-cell office:value-type="float" office:value="32727" calcext:value-type="float">
            <text:p>32 727</text:p>
          </table:table-cell>
          <table:table-cell office:value-type="float" office:value="1061" calcext:value-type="float">
            <text:p>1 061</text:p>
          </table:table-cell>
          <table:table-cell office:value-type="float" office:value="3099405312" calcext:value-type="float">
            <text:p>3 099 405 3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8682336" calcext:value-type="float">
            <text:p>338 682 33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40" calcext:value-type="float">
            <text:p>1 040</text:p>
          </table:table-cell>
          <table:table-cell table:style-name="ce7" office:value-type="float" office:value="3036552960" calcext:value-type="float">
            <text:p>3 036 552 960</text:p>
          </table:table-cell>
          <table:table-cell/>
          <table:table-cell table:style-name="ce7" office:value-type="float" office:value="32767" calcext:value-type="float">
            <text:p>32 767</text:p>
          </table:table-cell>
          <table:table-cell table:style-name="ce7" office:value-type="float" office:value="1059" calcext:value-type="float">
            <text:p>1 059</text:p>
          </table:table-cell>
          <table:table-cell table:style-name="ce7" office:value-type="float" office:value="3092676096" calcext:value-type="float">
            <text:p>3 092 676 096</text:p>
          </table:table-cell>
          <table:table-cell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571296" calcext:value-type="float">
            <text:p>339 571 2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6239872" calcext:value-type="float">
            <text:p>3 176 239 872</text:p>
          </table:table-cell>
          <table:table-cell/>
          <table:table-cell office:value-type="float" office:value="32792" calcext:value-type="float">
            <text:p>32 792</text:p>
          </table:table-cell>
          <table:table-cell office:value-type="float" office:value="930" calcext:value-type="float">
            <text:p>930</text:p>
          </table:table-cell>
          <table:table-cell office:value-type="float" office:value="2716951552" calcext:value-type="float">
            <text:p>2 716 951 5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5431136" calcext:value-type="float">
            <text:p>335 431 13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46" calcext:value-type="float">
            <text:p>1 146</text:p>
          </table:table-cell>
          <table:table-cell table:style-name="ce7" office:value-type="float" office:value="3347137536" calcext:value-type="float">
            <text:p>3 347 137 536</text:p>
          </table:table-cell>
          <table:table-cell/>
          <table:table-cell table:style-name="ce7" office:value-type="float" office:value="32745" calcext:value-type="float">
            <text:p>32 745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2752009472" calcext:value-type="float">
            <text:p>2 752 009 472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1" calcext:value-type="float">
            <text:p>121</text:p>
          </table:table-cell>
          <table:table-cell office:value-type="float" office:value="353341056" calcext:value-type="float">
            <text:p>353 341 056</text:p>
          </table:table-cell>
          <table:table-cell/>
          <table:table-cell office:value-type="float" office:value="65532" calcext:value-type="float">
            <text:p>65 532</text:p>
          </table:table-cell>
          <table:table-cell office:value-type="float" office:value="1041" calcext:value-type="float">
            <text:p>1 041</text:p>
          </table:table-cell>
          <table:table-cell office:value-type="float" office:value="3040873216" calcext:value-type="float">
            <text:p>3 040 873 216</text:p>
          </table:table-cell>
          <table:table-cell/>
          <table:table-cell office:value-type="float" office:value="32681" calcext:value-type="float">
            <text:p>32 681</text:p>
          </table:table-cell>
          <table:table-cell office:value-type="float" office:value="948" calcext:value-type="float">
            <text:p>948</text:p>
          </table:table-cell>
          <table:table-cell office:value-type="float" office:value="2768375808" calcext:value-type="float">
            <text:p>2 768 375 808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style-name="Default"/>
        </table:table-row>
        <table:table-row table:style-name="ro1">
          <table:table-cell office:value-type="string" calcext:value-type="string">
            <text:p>Moyenne</text:p>
          </table:table-cell>
          <table:table-cell table:style-name="ce8" table:formula="of:=AVERAGE([.B3:.B33])" office:value-type="float" office:value="65535" calcext:value-type="float">
            <text:p>65 535,00</text:p>
          </table:table-cell>
          <table:table-cell table:style-name="ce8" table:formula="of:=AVERAGE([.C3:.C33])" office:value-type="float" office:value="115.903225806452" calcext:value-type="float">
            <text:p>115,90</text:p>
          </table:table-cell>
          <table:table-cell table:style-name="ce8" table:formula="of:=AVERAGE([.D3:.D33])" office:value-type="float" office:value="339738307.096774" calcext:value-type="float">
            <text:p>339 738 307,10</text:p>
          </table:table-cell>
          <table:table-cell table:style-name="ce11"/>
          <table:table-cell table:style-name="ce8" table:formula="of:=AVERAGE([.F3:.F33])" office:value-type="float" office:value="65533.8387096774" calcext:value-type="float">
            <text:p>65 533,84</text:p>
          </table:table-cell>
          <table:table-cell table:style-name="ce8" table:formula="of:=AVERAGE([.G3:.G33])" office:value-type="float" office:value="1088.29032258065" calcext:value-type="float">
            <text:p>1 088,29</text:p>
          </table:table-cell>
          <table:table-cell table:style-name="ce8" table:formula="of:=AVERAGE([.H3:.H33])" office:value-type="float" office:value="3177854942.96774" calcext:value-type="float">
            <text:p>3 177 854 942,97</text:p>
          </table:table-cell>
          <table:table-cell table:style-name="ce11"/>
          <table:table-cell table:style-name="ce8" table:formula="of:=AVERAGE([.J3:.J33])" office:value-type="float" office:value="32754" calcext:value-type="float">
            <text:p>32 754,00</text:p>
          </table:table-cell>
          <table:table-cell table:style-name="ce8" table:formula="of:=AVERAGE([.K3:.K33])" office:value-type="float" office:value="985.387096774194" calcext:value-type="float">
            <text:p>985,39</text:p>
          </table:table-cell>
          <table:table-cell table:style-name="ce8" table:formula="of:=AVERAGE([.L3:.L33])" office:value-type="float" office:value="2877734672.51613" calcext:value-type="float">
            <text:p>2 877 734 672,52</text:p>
          </table:table-cell>
          <table:table-cell table:style-name="Default"/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8" table:formula="of:=STDEV([.B3:.B33])" office:value-type="float" office:value="0" calcext:value-type="float">
            <text:p>0,00</text:p>
          </table:table-cell>
          <table:table-cell table:style-name="ce8" table:formula="of:=STDEV([.C3:.C33])" office:value-type="float" office:value="2.49472561897666" calcext:value-type="float">
            <text:p>2,49</text:p>
          </table:table-cell>
          <table:table-cell table:style-name="ce8" table:formula="of:=STDEV([.D3:.D33])" office:value-type="float" office:value="7124191.68178545" calcext:value-type="float">
            <text:p>7 124 191,68</text:p>
          </table:table-cell>
          <table:table-cell table:style-name="ce12"/>
          <table:table-cell table:style-name="ce8" table:formula="of:=STDEV([.F3:.F33])" office:value-type="float" office:value="0.522607194334227" calcext:value-type="float">
            <text:p>0,52</text:p>
          </table:table-cell>
          <table:table-cell table:style-name="ce8" table:formula="of:=STDEV([.G3:.G33])" office:value-type="float" office:value="46.9462057738337" calcext:value-type="float">
            <text:p>46,95</text:p>
          </table:table-cell>
          <table:table-cell table:style-name="ce8" table:formula="of:=STDEV([.H3:.H33])" office:value-type="float" office:value="136712861.967623" calcext:value-type="float">
            <text:p>136 712 861,97</text:p>
          </table:table-cell>
          <table:table-cell table:style-name="ce12"/>
          <table:table-cell table:style-name="ce8" table:formula="of:=STDEV([.J3:.J33])" office:value-type="float" office:value="41.071482401621" calcext:value-type="float">
            <text:p>41,07</text:p>
          </table:table-cell>
          <table:table-cell table:style-name="ce8" table:formula="of:=STDEV([.K3:.K33])" office:value-type="float" office:value="50.3816616236204" calcext:value-type="float">
            <text:p>50,38</text:p>
          </table:table-cell>
          <table:table-cell table:style-name="ce8" table:formula="of:=STDEV([.L3:.L33])" office:value-type="float" office:value="147164366.051131" calcext:value-type="float">
            <text:p>147 164 366,0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5:00:37.281153075</meta:creation-date>
    <meta:generator>LibreOffice/7.5.4.2$Linux_X86_64 LibreOffice_project/36ccfdc35048b057fd9854c757a8b67ec53977b6</meta:generator>
    <dc:date>2023-07-05T15:31:19.615737496</dc:date>
    <meta:editing-duration>PT22M33S</meta:editing-duration>
    <meta:editing-cycles>3</meta:editing-cycles>
    <meta:document-statistic meta:table-count="1" meta:cell-count="344" meta:object-count="0"/>
  </office:meta>
</office:document-meta>
</file>